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1000004F90000012321EA7136A94DEF10.png"/>
  <manifest:file-entry manifest:media-type="" manifest:full-path="Pictures/TablePreview1.svm"/>
  <manifest:file-entry manifest:media-type="image/png" manifest:full-path="Pictures/100000010000032200000258D3A71BDA8685A8A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065cm"/>
    </style:style>
    <style:style style:name="gr3" style:family="graphic" style:parent-style-name="standard">
      <style:graphic-properties draw:stroke="none" draw:fill="none" fo:min-height="3.049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432cm" draw:shadow="hidden"/>
    </style:style>
    <style:style style:name="pr4" style:family="presentation" style:parent-style-name="Default-title">
      <style:graphic-properties draw:auto-grow-height="true" fo:min-height="3.049cm"/>
    </style:style>
    <style:style style:name="pr5" style:family="presentation" style:parent-style-name="Default-outline1">
      <style:graphic-properties draw:auto-grow-height="true" fo:min-height="12.572cm"/>
    </style:style>
    <style:style style:name="pr6" style:family="presentation" style:parent-style-name="Default-notes">
      <style:graphic-properties draw:fill-color="#ffffff" fo:min-height="11.431cm"/>
    </style:style>
    <style:style style:name="pr7" style:family="presentation" style:parent-style-name="Default-notes">
      <style:graphic-properties draw:fill-color="#ffffff" fo:min-height="11.181cm"/>
    </style:style>
    <style:style style:name="pr8" style:family="presentation" style:parent-style-name="Default-title">
      <style:graphic-properties fo:min-height="2.799cm"/>
    </style:style>
    <style:style style:name="pr9" style:family="presentation" style:parent-style-name="Default-outline1">
      <style:graphic-properties fo:min-height="13.132cm"/>
    </style:style>
    <style:style style:name="pr10" style:family="presentation" style:parent-style-name="Default-outline1">
      <style:graphic-properties fo:min-height="14.701cm"/>
    </style:style>
    <style:style style:name="pr11" style:family="presentation" style:parent-style-name="Default-outline1">
      <style:graphic-properties fo:min-height="14.056cm"/>
    </style:style>
    <style:style style:name="co1" style:family="table-column">
      <style:table-column-properties style:column-width="2.175cm" style:use-optimal-column-width="false"/>
    </style:style>
    <style:style style:name="co2" style:family="table-column">
      <style:table-column-properties style:column-width="8.865cm" style:use-optimal-column-width="false"/>
    </style:style>
    <style:style style:name="co3" style:family="table-column">
      <style:table-column-properties style:column-width="8.246cm" style:use-optimal-column-width="false"/>
    </style:style>
    <style:style style:name="co4" style:family="table-column">
      <style:table-column-properties style:column-width="3.857cm" style:use-optimal-column-width="false"/>
    </style:style>
    <style:style style:name="ro1" style:family="table-row">
      <style:table-row-properties style:row-height="1.205cm"/>
    </style:style>
    <style:style style:name="ro2" style:family="table-row">
      <style:table-row-properties style:row-height="1.695cm"/>
    </style:style>
    <style:style style:name="ro3" style:family="table-row">
      <style:table-row-properties style:row-height="0.979cm"/>
    </style:style>
    <style:style style:name="ro4" style:family="table-row">
      <style:table-row-properties style:row-height="0.981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margin-left="0cm" fo:margin-right="0cm" fo:line-height="97%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</style:style>
    <style:style style:name="P4" style:family="paragraph">
      <style:paragraph-properties style:writing-mode="lr-tb"/>
      <style:text-properties fo:font-size="12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color="#ed1c24" loext:opacity="100%"/>
    </style:style>
    <style:style style:name="T3" style:family="text"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loext:opacity="100%"/>
    </style:style>
    <style:style style:name="T4" style:family="text"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bold" style:font-family-asian="'Lucida Sans Unicode'" style:font-pitch-asian="variable" style:font-size-asian="24pt" style:font-style-asian="normal" style:font-weight-asian="bold" style:font-family-complex="'Lucida Sans Unicode'" style:font-pitch-complex="variable" style:font-size-complex="24pt" style:font-style-complex="normal" style:font-weight-complex="bold" style:text-emphasize="none" style:font-relief="none" loext:opacity="100%"/>
    </style:style>
    <style:style style:name="T5" style:family="text">
      <style:text-properties fo:color="#ed1c24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bold" style:font-family-asian="'Lucida Sans Unicode'" style:font-pitch-asian="variable" style:font-size-asian="24pt" style:font-style-asian="normal" style:font-weight-asian="bold" style:font-family-complex="'Lucida Sans Unicode'" style:font-pitch-complex="variable" style:font-size-complex="24pt" style:font-style-complex="normal" style:font-weight-complex="bold" style:text-emphasize="none" style:font-relief="none" loext:opacity="100%"/>
    </style:style>
    <style:style style:name="T6" style:family="text">
      <style:text-properties style:text-outline="false" style:text-line-through-style="none" style:text-position="0% 100%" fo:font-family="'Times New Roman'" style:font-family-generic="roman" style:font-pitch="variable" fo:font-style="normal" fo:text-shadow="none" style:text-underline-style="none" fo:font-weight="bold" style:font-family-asian="'Lucida Sans Unicode'" style:font-pitch-asian="variable" style:font-style-asian="normal" style:font-weight-asian="bold" style:font-family-complex="'Lucida Sans Unicode'" style:font-pitch-complex="variable" style:font-style-complex="normal" style:font-weight-complex="bold" style:text-emphasize="none" style:font-relief="none"/>
    </style:style>
    <style:style style:name="T7" style:family="text">
      <style:text-properties fo:font-style="italic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•">
        <style:list-level-properties/>
        <style:text-properties fo:font-family="'Arial Narrow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/>
        <style:text-properties fo:font-family="Wingdings" style:font-pitch="variable" style:font-charset="x-symbol" fo:color="#00cc99" fo:font-size="100%"/>
      </text:list-level-style-bullet>
      <text:list-level-style-bullet text:level="2" text:bullet-char="">
        <style:list-level-properties text:space-before="1.27cm"/>
        <style:text-properties fo:font-family="Wingdings" style:font-pitch="variable" style:font-charset="x-symbol" fo:color="#3333cc" fo:font-size="50%"/>
      </text:list-level-style-bullet>
      <text:list-level-style-bullet text:level="3" text:bullet-char="-">
        <style:list-level-properties text:space-before="2.54cm"/>
        <style:text-properties fo:font-family="'Times New Roman'" style:font-family-generic="roman" style:font-pitch="variable" fo:color="#00cc9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cc" fo:font-size="100%"/>
      </text:list-level-style-bullet>
      <text:list-level-style-bullet text:level="5" text:bullet-char="–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–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–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–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–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–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">
        <style:list-level-properties text:min-label-width="0.93cm"/>
        <style:text-properties fo:font-family="Wingdings" style:font-pitch="variable" style:font-charset="x-symbol" fo:color="#aecf00" fo:font-size="100%"/>
      </text:list-level-style-bullet>
      <text:list-level-style-bullet text:level="2" text:bullet-char="">
        <style:list-level-properties text:space-before="1.27cm" text:min-label-width="0.771cm"/>
        <style:text-properties fo:font-family="Wingdings" style:font-pitch="variable" style:font-charset="x-symbol" fo:color="#000066" fo:font-size="50%"/>
      </text:list-level-style-bullet>
      <text:list-level-style-bullet text:level="3" text:bullet-char="-">
        <style:list-level-properties text:space-before="2.54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9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10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2.399cm" svg:y="6.385cm" presentation:class="title" presentation:user-transformed="true">
          <draw:text-box>
            <text:p text:style-name="P1"><text:span text:style-name="T1">Integratieproject2 - ISB</text:span></text:p>
          </draw:text-box>
        </draw:frame>
        <draw:frame presentation:style-name="pr2" draw:text-style-name="P2" draw:layer="layout" svg:width="18.838cm" svg:height="4.869cm" svg:x="3.74cm" svg:y="9.596cm" presentation:class="subtitle" presentation:user-transformed="true">
          <draw:text-box>
            <text:p>Vakinleiding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097cm" svg:height="3.049cm" svg:x="2.402cm" svg:y="1.23cm" presentation:class="title">
          <draw:text-box>
            <text:p>Opdeling Vak</text:p>
          </draw:text-box>
        </draw:frame>
        <draw:frame presentation:style-name="pr5" draw:text-style-name="P2" draw:layer="layout" svg:width="22.859cm" svg:height="12.572cm" svg:x="1.27cm" svg:y="4.457cm" presentation:class="outline">
          <draw:text-box>
            <text:list text:style-name="L3">
              <text:list-item>
                <text:p>45% P1 Project uitwerken</text:p>
                <text:list>
                  <text:list-item>
                    <text:p>10% Presentatie</text:p>
                  </text:list-item>
                  <text:list-item>
                    <text:p>25% Beroepsproduct</text:p>
                  </text:list-item>
                  <text:list-item>
                    <text:p>10% Verslag</text:p>
                  </text:list-item>
                </text:list>
              </text:list-item>
              <text:list-item>
                <text:p>45% P2 Application Deploy in kubernetes </text:p>
              </text:list-item>
              <text:list-item>
                <text:p>10% Peer Tutoring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1" draw:id="id1">
        <office:forms form:automatic-focus="false" form:apply-design-mode="false"/>
        <draw:frame presentation:style-name="pr4" draw:text-style-name="P2" draw:layer="layout" svg:width="22.097cm" svg:height="3.049cm" svg:x="2.402cm" svg:y="1.23cm" presentation:class="title">
          <draw:text-box>
            <text:p>Planning</text:p>
          </draw:text-box>
        </draw:frame>
        <draw:frame presentation:style-name="pr5" draw:text-style-name="P2" draw:layer="layout" svg:width="22.859cm" svg:height="12.572cm" svg:x="1.27cm" svg:y="4.457cm" presentation:class="outline" presentation:user-transformed="true">
          <draw:text-box>
            <text:list text:style-name="L3">
              <text:list-item>
                <text:p>Project</text:p>
                <text:list>
                  <text:list-item>
                    <text:p>P1 maandag Jan Celis On Campus/dinsdag online</text:p>
                  </text:list-item>
                </text:list>
              </text:list-item>
              <text:list-item>
                <text:p text:style-name="P3">Application Deployment</text:p>
                <text:list>
                  <text:list-item>
                    <text:p>P2 Geert De Paepe Online/On Campus</text:p>
                  </text:list-item>
                </text:list>
              </text:list-item>
              <text:list-item>
                <text:p>Peer Tutoring</text:p>
                <text:list>
                  <text:list-item>
                    <text:p>P1 en P2. Planning volgt later 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7" draw:text-style-name="P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2" draw:id="id2">
        <office:forms form:automatic-focus="false" form:apply-design-mode="false"/>
        <draw:frame presentation:style-name="pr4" draw:text-style-name="P2" draw:layer="layout" svg:width="22.097cm" svg:height="3.049cm" svg:x="2.402cm" svg:y="1.23cm" presentation:class="title">
          <draw:text-box>
            <text:p>Integratieproject: Wat?</text:p>
          </draw:text-box>
        </draw:frame>
        <draw:frame presentation:style-name="pr5" draw:text-style-name="P2" draw:layer="layout" svg:width="22.859cm" svg:height="12.572cm" svg:x="1.27cm" svg:y="4.457cm" presentation:class="outline">
          <draw:text-box>
            <text:list text:style-name="L3">
              <text:list-item>
                <text:p>Projecten kaderen in de ruime context van systeembeheer en netwerkbeheer</text:p>
              </text:list-item>
              <text:list-item>
                <text:p>Het project is een integratie van verschillende vakken</text:p>
                <text:list>
                  <text:list-item>
                    <text:p>Computersystemen, </text:p>
                  </text:list-item>
                  <text:list-item>
                    <text:p>Netwerken,</text:p>
                  </text:list-item>
                  <text:list-item>
                    <text:p>(Cyber)Security,</text:p>
                  </text:list-item>
                  <text:list-item>
                    <text:p>Databanken, </text:p>
                  </text:list-item>
                  <text:list-item>
                    <text:p>Virtualisatie, </text:p>
                  </text:list-item>
                  <text:list-item>
                    <text:p>Communicatie,...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7" draw:text-style-name="P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097cm" svg:height="3.049cm" svg:x="2.402cm" svg:y="1.23cm" presentation:class="title">
          <draw:text-box>
            <text:p>Project is niet enkel:</text:p>
          </draw:text-box>
        </draw:frame>
        <draw:frame presentation:style-name="pr5" draw:text-style-name="P2" draw:layer="layout" svg:width="22.859cm" svg:height="12.572cm" svg:x="1.27cm" svg:y="4.457cm" presentation:class="outline">
          <draw:text-box>
            <text:list text:style-name="L3">
              <text:list-item>
                <text:p>Technische uitwerking </text:p>
                <text:list>
                  <text:list-item>
                    <text:p>nerd stuff</text:p>
                    <text:p/>
                  </text:list-item>
                </text:list>
              </text:list-item>
              <text:list-item>
                <text:p>Maar ook</text:p>
                <text:list>
                  <text:list-item>
                    <text:p>Teamwork/overleg</text:p>
                  </text:list-item>
                  <text:list-item>
                    <text:p>Planning</text:p>
                  </text:list-item>
                  <text:list-item>
                    <text:p>Documentatie</text:p>
                  </text:list-item>
                  <text:list-item>
                    <text:p>Presentat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3" draw:id="id3">
        <office:forms form:automatic-focus="false" form:apply-design-mode="false"/>
        <draw:frame presentation:style-name="pr8" draw:text-style-name="P2" draw:layer="layout" svg:width="22.097cm" svg:height="2.799cm" svg:x="2.402cm" svg:y="1.355cm" presentation:class="title" presentation:user-transformed="true">
          <draw:text-box>
            <text:p>Project: Work in Progress ...</text:p>
          </draw:text-box>
        </draw:frame>
        <draw:frame presentation:style-name="pr9" draw:text-style-name="P2" draw:layer="layout" svg:width="22.211cm" svg:height="13.136cm" svg:x="2.288cm" svg:y="4.233cm" presentation:class="outline" presentation:user-transformed="true">
          <draw:text-box>
            <text:list text:style-name="L3">
              <text:list-item>
                <text:p text:style-name="P3">Google drive shared folder met kdg-account per</text:p>
                <text:p text:style-name="P3">team. (docent maakt folder aan)</text:p>
                <text:list>
                  <text:list-item>
                    <text:p>De planning</text:p>
                  </text:list-item>
                  <text:list-item>
                    <text:p>Documentatie (in progress)</text:p>
                  </text:list-item>
                  <text:list-item>
                    <text:p>Timesheet (xls, doc, ...)</text:p>
                  </text:list-item>
                  <text:list-item>
                    <text:p>Projectbestanden (scripts, diagramma’s, source, ...)</text:p>
                  </text:list-item>
                </text:list>
                <text:p/>
              </text:list-item>
              <text:list-item>
                <text:p>De wekelijkse vooruitgang staat in de planning</text:p>
                <text:list>
                  <text:list-item>
                    <text:p>Hieruit moet ook blijken welke documenten door wie werden aangepast/toegevoegd<text:line-break/>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7" draw:text-style-name="P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4" draw:id="id4">
        <office:forms form:automatic-focus="false" form:apply-design-mode="false"/>
        <draw:frame presentation:style-name="pr4" draw:text-style-name="P2" draw:layer="layout" svg:width="22.097cm" svg:height="3.049cm" svg:x="2.402cm" svg:y="1.23cm" presentation:class="title">
          <draw:text-box>
            <text:p>Welke projecten?</text:p>
          </draw:text-box>
        </draw:frame>
        <draw:frame presentation:style-name="pr10" draw:text-style-name="P2" draw:layer="layout" svg:width="22.211cm" svg:height="14.701cm" svg:x="2.288cm" svg:y="4.233cm" presentation:class="outline" presentation:user-transformed="true">
          <draw:text-box>
            <text:list text:style-name="L3">
              <text:list-item>
                <text:p>Open ALPR systeem, met database backend en webpage</text:p>
              </text:list-item>
              <text:list-item>
                <text:p>Face Recognition</text:p>
              </text:list-item>
              <text:list-item>
                <text:p>Robuste Videostreaming server</text:p>
              </text:list-item>
              <text:list-item>
                <text:p>Containerized desktop apps Ubuntu snaps</text:p>
              </text:list-item>
              <text:list-item>
                <text:p>Backup config</text:p>
              </text:list-item>
              <text:list-item>
                <text:p>Netwerk en Systeem Monitoring tools</text:p>
              </text:list-item>
              <text:list-item>
                <text:p>GNS3</text:p>
              </text:list-item>
              <text:list-item>
                <text:p>Examentool</text:p>
              </text:list-item>
              <text:list-item>
                <text:p>Honeypots</text:p>
              </text:list-item>
              <text:list-item>
                <text:p><text:s text:c="8"/><text:span text:style-name="T2"><text:s text:c="2"/></text:span><text:span text:style-name="T2">EIGEN VOORSTEL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7" draw:text-style-name="P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5" draw:id="id5">
        <office:forms form:automatic-focus="false" form:apply-design-mode="false"/>
        <draw:frame presentation:style-name="pr4" draw:text-style-name="P2" draw:layer="layout" svg:width="22.097cm" svg:height="3.049cm" svg:x="2.402cm" svg:y="1.23cm" presentation:class="title">
          <draw:text-box>
            <text:p>Afgewerkt Project</text:p>
          </draw:text-box>
        </draw:frame>
        <draw:frame presentation:style-name="pr9" draw:text-style-name="P2" draw:layer="layout" svg:width="22.859cm" svg:height="13.132cm" svg:x="1.27cm" svg:y="4.457cm" presentation:class="outline" presentation:user-transformed="true">
          <draw:text-box>
            <text:list text:style-name="L3">
              <text:list-item>
                <text:p>Demo en Presentatie </text:p>
                <text:list>
                  <text:list-item>
                    <text:p>~ 15 minuten + vragen tijdens examenperiode P1<text:line-break/>10u00 → 12u00</text:p>
                  </text:list-item>
                  <text:list-item>
                    <text:p>Zorg dat de demo klaar staat, servers opstarten, live cd's opstarten...</text:p>
                  </text:list-item>
                  <text:list-item>
                    <text:p>Omschrijving + uitleg</text:p>
                  </text:list-item>
                  <text:list-item>
                    <text:p>Demo, overzicht functies (+ backup filmpje, screenshots...)</text:p>
                  </text:list-item>
                  <text:list-item>
                    <text:p>Problemen – troubleshooten / Keuzes / Verantwoording</text:p>
                  </text:list-item>
                  <text:list-item>
                    <text:p>Conclusies / zelfreflectie</text:p>
                  </text:list-item>
                  <text:list-item>
                    <text:p>Vragen</text:p>
                  </text:list-item>
                </text:list>
              </text:list-item>
              <text:list-item>
                <text:p>Denk aan professionele communicatie vaardigheden</text:p>
                <text:list>
                  <text:list-item>
                    <text:p><text:span text:style-name="T3">mogelijk e</text:span>xtra docenten: bv. prof com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212cm" svg:height="4.315cm" svg:x="12.286cm" svg:y="2.17cm">
          <draw:text-box>
            <text:p><text:span text:style-name="T4">Deadline Afgewerkt Project</text:span><text:span text:style-name="T4"><text:line-break/></text:span><text:span text:style-name="T4">Gdrive ten laatste </text:span><text:span text:style-name="T4"><text:line-break/></text:span><text:span text:style-name="T4">zo</text:span><text:span text:style-name="T5"> 3 nov 09u00</text:span></text:p>
          </draw:text-box>
        </draw:frame>
        <anim:par presentation:node-type="timing-root">
          <anim:par smil:begin="id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6" draw:id="id6">
        <office:forms form:automatic-focus="false" form:apply-design-mode="false"/>
        <draw:frame presentation:style-name="pr4" draw:text-style-name="P2" draw:layer="layout" svg:width="22.097cm" svg:height="3.049cm" svg:x="2.402cm" svg:y="1.23cm" presentation:class="title">
          <draw:text-box>
            <text:p>Afgewerkt Product: Verslag</text:p>
          </draw:text-box>
        </draw:frame>
        <draw:frame presentation:style-name="pr11" draw:text-style-name="P2" draw:layer="layout" svg:width="22.859cm" svg:height="14.056cm" svg:x="1.27cm" svg:y="4.457cm" presentation:class="outline" presentation:user-transformed="true">
          <draw:text-box>
            <text:list text:style-name="L3">
              <text:list-item>
                <text:p text:style-name="P3">Verslag:</text:p>
                <text:list>
                  <text:list-item>
                    <text:p>Omschrijving / doel</text:p>
                  </text:list-item>
                  <text:list-item>
                    <text:p>Technische uitwerking / verantwoording</text:p>
                  </text:list-item>
                  <text:list-item>
                    <text:p>Problemen /oplossingen / troubleshooting</text:p>
                  </text:list-item>
                  <text:list-item>
                    <text:p>Kadering binnen een bedrijfs context</text:p>
                  </text:list-item>
                  <text:list-item>
                    <text:p>Besluit: sterke/zwakke punten, todo's</text:p>
                  </text:list-item>
                  <text:list-item>
                    <text:p>Timesheet, vooruitgang </text:p>
                  </text:list-item>
                  <text:list-item>
                    <text:p>Geraadpleegde sites, bronnen</text:p>
                    <text:list>
                      <text:list-item>
                        <text:p>omschrijving + url</text:p>
                      </text:list-item>
                      <text:list-item>
                        <text:p><text:span text:style-name="T3">Classic Mirrored Queues,</text:span><text:span text:style-name="T3"><text:line-break/></text:span><text:span text:style-name="T3">https://www.rabbitmq.com/ha.html,</text:span><text:span text:style-name="T3"><text:line-break/></text:span><text:span text:style-name="T3">geraadpleegd op 22/09/2029</text:span></text:p>
                      </text:list-item>
                    </text:list>
                  </text:list-item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frame draw:style-name="gr3" draw:text-style-name="P2" draw:layer="layout" svg:width="8.216cm" svg:height="3.299cm" svg:x="15.282cm" svg:y="2.169cm">
          <draw:text-box>
            <text:p text:style-name="P5"><text:span text:style-name="T4">Deadline Verslag</text:span><text:span text:style-name="T4"><text:line-break/></text:span><text:span text:style-name="T4">Canvas ten laatste </text:span><text:span text:style-name="T4"><text:line-break/></text:span><text:span text:style-name="T4">zo</text:span><text:span text:style-name="T5"> 3 nov 09u00</text:span></text:p>
          </draw:text-box>
        </draw:frame>
        <anim:par presentation:node-type="timing-root">
          <anim:par smil:begin="id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7" draw:id="id7">
        <office:forms form:automatic-focus="false" form:apply-design-mode="false"/>
        <draw:frame presentation:style-name="pr4" draw:text-style-name="P2" draw:layer="layout" svg:width="22.097cm" svg:height="3.049cm" svg:x="2.402cm" svg:y="1.23cm" presentation:class="title">
          <draw:text-box>
            <text:p>Timesheet</text:p>
          </draw:text-box>
        </draw:frame>
        <draw:frame presentation:style-name="pr5" draw:text-style-name="P2" draw:layer="layout" svg:width="22.859cm" svg:height="12.572cm" svg:x="1.27cm" svg:y="4.457cm" presentation:class="outline">
          <draw:text-box>
            <text:list text:style-name="L3">
              <text:list-item>
                <text:p>Wekelijke vooruitgang, registreren activiteiten</text:p>
              </text:list-item>
              <text:list-item>
                <text:p>Voor het Project gedeelte is er volgende tijd voorzien:</text:p>
                <text:list>
                  <text:list-item>
                    <text:p>20 uur met begeleiding (P1) </text:p>
                  </text:list-item>
                  <text:list-item>
                    <text:p>70 uur zelfstudie (5-6 uur/week)</text:p>
                  </text:list-item>
                </text:list>
              </text:list-item>
            </text:list>
          </draw:text-box>
        </draw:frame>
        <draw:frame draw:style-name="standard" draw:layer="layout" svg:width="23.142cm" svg:height="6.817cm" svg:x="1.089cm" svg:y="9.4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><text:span text:style-name="T7">Wie</text:span></text:p>
              </table:table-cell>
              <table:table-cell>
                <text:p><text:span text:style-name="T8">Wat</text:span></text:p>
              </table:table-cell>
              <table:table-cell>
                <text:p><text:span text:style-name="T8">Wanneer</text:span></text:p>
              </table:table-cell>
              <table:table-cell>
                <text:p><text:span text:style-name="T8">Tijd</text:span></text:p>
              </table:table-cell>
            </table:table-row>
            <table:table-row table:style-name="ro2" table:default-cell-style-name="ce2">
              <table:table-cell>
                <text:p><text:span text:style-name="T9">JC</text:span></text:p>
              </table:table-cell>
              <table:table-cell>
                <text:p><text:span text:style-name="T9">Opzoeken firewall configuratie</text:span></text:p>
              </table:table-cell>
              <table:table-cell>
                <text:p><text:span text:style-name="T9">do 21/10 14:15-16:15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3" table:default-cell-style-name="ce2">
              <table:table-cell>
                <text:p><text:span text:style-name="T9">TK</text:span></text:p>
              </table:table-cell>
              <table:table-cell>
                <text:p><text:span text:style-name="T9">Uitesten router configuratie</text:span></text:p>
              </table:table-cell>
              <table:table-cell>
                <text:p><text:span text:style-name="T9">do 22/10 14:15-14:45</text:span></text:p>
              </table:table-cell>
              <table:table-cell>
                <text:p><text:span text:style-name="T9">0,5</text:span></text:p>
              </table:table-cell>
            </table:table-row>
            <table:table-row table:style-name="ro3" table:default-cell-style-name="ce2">
              <table:table-cell>
                <text:p><text:span text:style-name="T9">JC</text:span></text:p>
              </table:table-cell>
              <table:table-cell>
                <text:p><text:span text:style-name="T9">Uittesten load balancing</text:span></text:p>
              </table:table-cell>
              <table:table-cell>
                <text:p><text:span text:style-name="T9">vr 22/10 16:15-17:15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3" table:default-cell-style-name="ce2">
              <table:table-cell>
                <text:p><text:span text:style-name="T9">...</text:span></text:p>
              </table:table-cell>
              <table:table-cell>
                <text:p><text:span text:style-name="T9">...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><text:span text:style-name="T8">TOT</text:span></text:p>
              </table:table-cell>
              <table:table-cell>
                <text:p><text:span text:style-name="T8">TOTAAL AANTAL UREN</text:span></text:p>
              </table:table-cell>
              <table:table-cell/>
              <table:table-cell>
                <text:p><text:span text:style-name="T9">2,5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8" draw:id="id8">
        <office:forms form:automatic-focus="false" form:apply-design-mode="false"/>
        <draw:frame presentation:style-name="pr4" draw:text-style-name="P2" draw:layer="layout" svg:width="22.097cm" svg:height="3.049cm" svg:x="2.402cm" svg:y="1.23cm" presentation:class="title">
          <draw:text-box>
            <text:p>Peer assessment</text:p>
          </draw:text-box>
        </draw:frame>
        <draw:frame presentation:style-name="pr5" draw:text-style-name="P2" draw:layer="layout" svg:width="22.859cm" svg:height="12.572cm" svg:x="1.27cm" svg:y="4.457cm" presentation:class="outline">
          <draw:text-box>
            <text:list text:style-name="L3">
              <text:list-item>
                <text:p>Op het einde van je project</text:p>
                <text:list>
                  <text:list-item>
                    <text:p>Documenten via Canvas</text:p>
                  </text:list-item>
                </text:list>
              </text:list-item>
              <text:list-item>
                <text:p>Problemen op tijd melden!</text:p>
              </text:list-item>
              <text:list-item>
                <text:p>Alleen: Ook zelfevaluatie invullen</text:p>
                <text:p/>
              </text:list-item>
            </text:list>
          </draw:text-box>
        </draw:frame>
        <draw:frame draw:style-name="gr2" draw:text-style-name="P2" draw:layer="layout" svg:width="10.216cm" svg:height="4.315cm" svg:x="13.282cm" svg:y="2.17cm">
          <draw:text-box>
            <text:p text:style-name="P5"><text:span text:style-name="T4">Deadline Peer Assessment</text:span><text:span text:style-name="T4"><text:line-break/></text:span><text:span text:style-name="T4">Canvas ten laatste </text:span><text:span text:style-name="T4"><text:line-break/></text:span><text:span text:style-name="T4">zo</text:span><text:span text:style-name="T5"> 3 nov 09u00</text:span></text:p>
          </draw:text-box>
        </draw:frame>
        <anim:par presentation:node-type="timing-root">
          <anim:par smil:begin="id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9" draw:id="id9">
        <office:forms form:automatic-focus="false" form:apply-design-mode="false"/>
        <draw:frame presentation:style-name="pr4" draw:text-style-name="P2" draw:layer="layout" svg:width="22.097cm" svg:height="3.049cm" svg:x="2.402cm" svg:y="1.23cm" presentation:class="title">
          <draw:text-box>
            <text:p>Projectkeuze Get Started</text:p>
          </draw:text-box>
        </draw:frame>
        <draw:frame presentation:style-name="pr5" draw:text-style-name="P2" draw:layer="layout" svg:width="22.859cm" svg:height="12.572cm" svg:x="1.316cm" svg:y="4.208cm" presentation:class="outline" presentation:user-transformed="true">
          <draw:text-box>
            <text:list text:style-name="L3">
              <text:list-item>
                <text:p>Zoek een team</text:p>
              </text:list-item>
              <text:list-item>
                <text:p>Kies 3 Onderwerpen</text:p>
              </text:list-item>
              <text:list-item>
                <text:p>Stuur Teamgenoten(cc) en Top 3 op naar <text:a xlink:href="mailto:jan.celis@kdg.be">jan.celis@kdg.be</text:a></text:p>
                <text:list>
                  <text:list-item>
                    <text:p>Docent kent de eigenlijke opdracht toe</text:p>
                  </text:list-item>
                </text:list>
              </text:list-item>
              <text:list-item>
                <text:p>Zodra je bevestiging hebt werk je samen aan</text:p>
                <text:list>
                  <text:list-item>
                    <text:p>Omschrijving,</text:p>
                  </text:list-item>
                  <text:list-item>
                    <text:p>Planning,</text:p>
                  </text:list-item>
                  <text:list-item>
                    <text:p>Taakverdeling,</text:p>
                  </text:list-item>
                  <text:list-item>
                    <text:p>Opzoekwerk -google is your best friend-,</text:p>
                  </text:list-item>
                  <text:list-item>
                    <text:p>implementatie...</text:p>
                  </text:list-item>
                  <text:list-item>
                    <text:p>ZET deze Omschrijving op Google drive!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614cm" svg:height="4.315cm" svg:x="13.884cm" svg:y="2.17cm">
          <draw:text-box>
            <text:p><text:span text:style-name="T4">Deadline Projectkeuze</text:span><text:span text:style-name="T4"><text:line-break/></text:span><text:span text:style-name="T4">via MAIL ten laatste </text:span><text:span text:style-name="T4"><text:line-break/></text:span><text:span text:style-name="T5">vr 20 sep 09u00</text:span></text:p>
          </draw:text-box>
        </draw:frame>
        <draw:frame draw:style-name="gr2" draw:text-style-name="P2" draw:layer="layout" svg:width="9.614cm" svg:height="4.315cm" svg:x="14.825cm" svg:y="9.581cm">
          <draw:text-box>
            <text:list text:style-name="L3">
              <text:list-item>
                <text:p text:style-name="P3"><text:span text:style-name="T4">Deadline Omschrijving</text:span><text:span text:style-name="T4"><text:line-break/></text:span><text:span text:style-name="T4">via Gdrive ten laatste </text:span><text:span text:style-name="T4"><text:line-break/></text:span><text:span text:style-name="T5">di 23 sep 09u00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10" draw:id="id10">
        <office:forms form:automatic-focus="false" form:apply-design-mode="false"/>
        <draw:frame presentation:style-name="pr4" draw:text-style-name="P2" draw:layer="layout" svg:width="22.097cm" svg:height="3.049cm" svg:x="2.402cm" svg:y="1.23cm" presentation:class="title">
          <draw:text-box>
            <text:p>Deadlines</text:p>
          </draw:text-box>
        </draw:frame>
        <draw:frame presentation:style-name="pr5" draw:text-style-name="P2" draw:layer="layout" svg:width="22.859cm" svg:height="12.572cm" svg:x="1.27cm" svg:y="4.457cm" presentation:class="outline">
          <draw:text-box>
            <text:list text:style-name="L3">
              <text:list-item>
                <text:p><text:span text:style-name="T4">Deadline Projectkeuze via MAIL (teamleden cc) </text:span><text:span text:style-name="T4"><text:line-break/></text:span><text:span text:style-name="T5">vr 20 sep 09u00</text:span></text:p>
              </text:list-item>
              <text:list-item>
                <text:p><text:span text:style-name="T4">Deadline Omschrijving via Gdrive ten laatste </text:span><text:span text:style-name="T4"><text:line-break/></text:span><text:span text:style-name="T5">di 23 sep 09u00</text:span></text:p>
              </text:list-item>
              <text:list-item>
                <text:p>Timesheet op Gdrive<text:line-break/><text:span text:style-name="T2">Elke week</text:span></text:p>
              </text:list-item>
              <text:list-item>
                <text:p text:style-name="P5"><text:span text:style-name="T4">Volledig Afgewerkt Product (bestanden, presentatie) op Gdrive</text:span><text:span text:style-name="T4"><text:line-break/></text:span><text:span text:style-name="T5">zo 3 nov 09u00</text:span></text:p>
              </text:list-item>
              <text:list-item>
                <text:p text:style-name="P5"><text:span text:style-name="T4">Verslag, Peer Assessment op Canvas</text:span><text:span text:style-name="T4"><text:line-break/></text:span><text:span text:style-name="T5">zo 3 nov 09u00</text:span>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Blauw_20_gevuld" draw:display-name="Blauw gevuld" draw:style="linear" draw:start-color="#729fcf" draw:end-color="#355269" draw:start-intensity="100%" draw:end-intensity="100%" draw:angle="0" draw:border="0%"/>
    <draw:gradient draw:name="Geel_20_gevuld" draw:display-name="Geel gevuld" draw:style="linear" draw:start-color="#ffde59" draw:end-color="#b47804" draw:start-intensity="100%" draw:end-intensity="100%" draw:angle="0" draw:border="0%"/>
    <draw:gradient draw:name="Gevuld" draw:style="linear" draw:start-color="#ffffff" draw:end-color="#cccccc" draw:start-intensity="100%" draw:end-intensity="100%" draw:angle="0" draw:border="0%"/>
    <draw:gradient draw:name="Groen_20_gevuld" draw:display-name="Groen gevuld" draw:style="linear" draw:start-color="#77bc65" draw:end-color="#127622" draw:start-intensity="100%" draw:end-intensity="100%" draw:angle="0" draw:border="0%"/>
    <draw:gradient draw:name="Rood_20_gevuld" draw:display-name="Rood gevuld" draw:style="linear" draw:start-color="#ff6d6d" draw:end-color="#c9211e" draw:start-intensity="100%" draw:end-intensity="100%" draw:angle="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loext:opacity="100%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loext:opacity="100%" draw:fill-gradient-name="Blauw_20_gevuld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Groen_20_gevuld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Rood_20_gevul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Geel_20_gevuld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Normal" style:family="graphic">
      <style:graphic-properties loext:opacity="0%"/>
      <style:paragraph-properties fo:text-align="start" style:text-autospace="none"/>
      <style:text-properties style:use-window-font-color="true" fo:font-family="'Liberation Serif', 'Times New Roman'" style:font-family-generic="roman" style:font-pitch="variable" fo:language="nl" fo:country="BE" style:letter-kerning="true" style:font-family-asian="'Lohit Devanagari'" style:font-pitch-asian="variable" style:font-size-asian="12pt" style:language-asian="zxx" style:country-asian="none" style:font-family-complex="'Liberation Serif', 'Times New Roman'" style:font-family-generic-complex="roman" style:font-pitch-complex="variable" style:font-size-complex="12pt" style:language-complex="zxx" style:country-complex="none"/>
    </style:style>
    <style:style style:name="Heading_20_1" style:display-name="Heading 1" style:family="graphic">
      <style:graphic-properties loext:opacity="0%"/>
      <style:paragraph-properties fo:margin-top="0.746cm" fo:margin-bottom="0.374cm" fo:text-align="start" style:text-autospace="none"/>
      <style:text-properties style:use-window-font-color="true" fo:font-family="Arial" style:font-family-generic="swiss" style:font-pitch="variable" fo:font-size="16pt" fo:language="nl" fo:country="BE" fo:font-weight="bold" style:letter-kerning="true" style:font-family-asian="'DejaVu Sans'" style:font-pitch-asian="variable" style:font-size-asian="16pt" style:language-asian="zxx" style:country-asian="none" style:font-weight-asian="bold" style:font-weight-complex="bold"/>
    </style:style>
    <style:style style:name="Heading_20_2" style:display-name="Heading 2" style:family="graphic">
      <style:graphic-properties loext:opacity="0%"/>
      <style:paragraph-properties fo:margin-top="0.746cm" fo:margin-bottom="0.374cm" fo:text-align="start" style:text-autospace="none"/>
      <style:text-properties style:use-window-font-color="true" fo:font-family="Arial" style:font-family-generic="swiss" style:font-pitch="variable" fo:font-size="14pt" fo:language="nl" fo:country="BE" fo:font-style="normal" fo:font-weight="normal" style:letter-kerning="true" style:font-family-asian="'DejaVu Sans'" style:font-pitch-asian="variable" style:font-size-asian="14pt" style:language-asian="zxx" style:country-asian="none" style:font-style-asian="italic" style:font-weight-asian="normal" style:font-style-complex="normal" style:font-weight-complex="normal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Internet_20_Link" style:display-name="Internet Link" style:family="graphic">
      <style:graphic-properties loext:opacity="100%"/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3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3z0" style:family="graphic">
      <style:paragraph-properties style:text-autospace="none"/>
      <style:text-properties fo:font-family="'Wingdings 2'" style:font-charset="x-symbol" style:font-family-asian="OpenSymbol, 'Arial Unicode MS'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z0" style:family="graphic">
      <style:paragraph-properties style:text-autospace="none"/>
      <style:text-properties fo:font-family="'Wingdings 2'" style:font-charset="x-symbol" style:font-family-asian="OpenSymbol, 'Arial Unicode MS'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elkop" style:family="graphic">
      <style:graphic-properties loext:opacity="0%"/>
      <style:paragraph-properties fo:text-align="center" style:text-autospace="none"/>
      <style:text-properties style:use-window-font-color="true" fo:language="nl" fo:country="BE" fo:font-weight="bold" style:letter-kerning="true" style:language-asian="zxx" style:country-asian="none" style:font-weight-asian="bold" style:language-complex="zxx" style:country-complex="none" style:font-weight-complex="bold"/>
    </style:style>
    <style:style style:name="Inhoud_20_tabel" style:display-name="Inhoud tabel" style:family="graphic">
      <style:graphic-properties loext:opacity="0%"/>
      <style:paragraph-properties fo:text-align="start" style:text-autospace="none"/>
      <style:text-properties style:use-window-font-color="true" fo:language="nl" fo:country="BE" style:letter-kerning="true" style:language-asian="zxx" style:country-asian="none" style:language-complex="zxx" style:country-complex="none"/>
    </style:style>
    <style:style style:name="Header" style:family="graphic">
      <style:graphic-properties loext:opacity="0%"/>
      <style:paragraph-properties fo:text-align="start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use-window-font-color="true" fo:language="nl" fo:country="BE" style:letter-kerning="true" style:language-asian="zxx" style:country-asian="none" style:language-complex="zxx" style:country-complex="none"/>
    </style:style>
    <style:style style:name="Footer" style:family="graphic">
      <style:graphic-properties loext:opacity="0%"/>
      <style:paragraph-properties fo:text-align="start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use-window-font-color="true" fo:language="nl" fo:country="BE" style:letter-kerning="true" style:language-asian="zxx" style:country-asian="none" style:language-complex="zxx" style:country-complex="none"/>
    </style:style>
    <style:style style:name="Table_20_Heading" style:display-name="Table Heading" style:family="graphic">
      <style:graphic-properties loext:opacity="0%"/>
      <style:paragraph-properties fo:text-align="center" style:text-autospace="none"/>
      <style:text-properties style:use-window-font-color="true" fo:language="nl" fo:country="BE" fo:font-weight="bold" style:letter-kerning="true" style:language-asian="zxx" style:country-asian="none" style:font-weight-asian="bold" style:language-complex="zxx" style:country-complex="none" style:font-weight-complex="bold"/>
    </style:style>
    <style:style style:name="Table_20_Contents" style:display-name="Table Contents" style:family="graphic">
      <style:graphic-properties loext:opacity="0%"/>
      <style:paragraph-properties fo:text-align="start" style:text-autospace="none"/>
      <style:text-properties style:use-window-font-color="true" fo:language="nl" fo:country="BE" style:letter-kerning="true" style:language-asian="zxx" style:country-asian="none" style:language-complex="zxx" style:country-complex="none"/>
    </style:style>
    <style:style style:name="Bijschrift" style:family="graphic">
      <style:graphic-properties loext:opacity="0%"/>
      <style:paragraph-properties fo:margin-top="0.374cm" fo:margin-bottom="0.374cm" fo:text-align="start" style:text-autospace="none"/>
      <style:text-properties style:use-window-font-color="true" fo:language="nl" fo:country="BE" fo:font-style="italic" style:letter-kerning="true" style:font-family-asian="'Lohit Devanagari'" style:font-size-asian="12pt" style:language-asian="zxx" style:country-asian="none" style:font-style-asian="italic" style:font-style-complex="italic"/>
    </style:style>
    <style:style style:name="Kop" style:family="graphic">
      <style:graphic-properties loext:opacity="0%"/>
      <style:paragraph-properties fo:margin-top="0.746cm" fo:margin-bottom="0.374cm" fo:text-align="start" style:text-autospace="none"/>
      <style:text-properties style:use-window-font-color="true" fo:font-family="'Liberation Sans', Arial" style:font-family-generic="swiss" style:font-pitch="variable" fo:font-size="14pt" fo:language="nl" fo:country="BE" style:letter-kerning="true" style:font-family-asian="'Lohit Devanagari'" style:font-pitch-asian="variable" style:font-size-asian="14pt" style:language-asian="zxx" style:country-asian="none"/>
    </style:style>
    <style:style style:name="Index" style:family="graphic">
      <style:graphic-properties loext:opacity="0%"/>
      <style:paragraph-properties fo:text-align="start" style:text-autospace="none"/>
      <style:text-properties style:use-window-font-color="true" fo:language="nl" fo:country="BE" style:letter-kerning="true" style:font-family-asian="'Lohit Devanagari'" style:language-asian="zxx" style:country-asian="none"/>
    </style:style>
    <style:style style:name="Caption" style:family="graphic">
      <style:graphic-properties loext:opacity="0%"/>
      <style:paragraph-properties fo:margin-top="0.374cm" fo:margin-bottom="0.374cm" fo:text-align="start" style:text-autospace="none"/>
      <style:text-properties style:use-window-font-color="true" fo:language="nl" fo:country="BE" fo:font-style="italic" style:letter-kerning="true" style:font-family-asian="'Lohit Devanagari'" style:font-size-asian="12pt" style:language-asian="zxx" style:country-asian="none" style:font-style-asian="italic" style:font-style-complex="italic"/>
    </style:style>
    <style:style style:name="List" style:family="graphic">
      <style:graphic-properties loext:opacity="0%"/>
      <style:paragraph-properties fo:margin-top="0cm" fo:margin-bottom="0.374cm" fo:text-align="start" style:text-autospace="none"/>
      <style:text-properties style:use-window-font-color="true" fo:language="nl" fo:country="BE" style:letter-kerning="true" style:font-family-asian="'Lohit Devanagari'" style:language-asian="zxx" style:country-asian="none"/>
    </style:style>
    <style:style style:name="Text_20_Body" style:display-name="Text Body" style:family="graphic">
      <style:graphic-properties loext:opacity="0%"/>
      <style:paragraph-properties fo:margin-top="0cm" fo:margin-bottom="0.374cm" fo:text-align="start" style:text-autospace="none"/>
      <style:text-properties style:use-window-font-color="true" fo:language="nl" fo:country="BE" style:letter-kerning="true" style:language-asian="zxx" style:country-asian="none" style:language-complex="zxx" style:country-complex="none"/>
    </style:style>
    <style:style style:name="default" style:family="table-cell">
      <style:graphic-properties loext:opacity="0%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'Noto Sans CJK SC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loext:opacity="100%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loext:opacity="100%"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loext:opacity="100%" draw:stroke="none" draw:fill="none">
        <text:list-style style:name="Default-outline1">
          <text:list-level-style-bullet text:level="1" text:bullet-char="">
            <style:list-level-properties text:min-label-width="0.93cm"/>
            <style:text-properties fo:font-family="Wingdings" style:font-pitch="variable" style:font-charset="x-symbol" fo:color="#aecf00" fo:font-size="100%"/>
          </text:list-level-style-bullet>
          <text:list-level-style-bullet text:level="2" text:bullet-char="">
            <style:list-level-properties text:space-before="1.27cm" text:min-label-width="0.771cm"/>
            <style:text-properties fo:font-family="Wingdings" style:font-pitch="variable" style:font-charset="x-symbol" fo:color="#000066" fo:font-size="50%"/>
          </text:list-level-style-bullet>
          <text:list-level-style-bullet text:level="3" text:bullet-char="-">
            <style:list-level-properties text:space-before="2.54cm" text:min-label-width="0.635cm"/>
            <style:text-properties fo:font-family="'Times New Roman'" style:font-family-generic="roman" style:font-pitch="variable" fo:color="#aecf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aecf00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'Times New Roman'" style:font-family-generic="roman" style:font-pitch="variable" fo:color="#aecf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'Times New Roman'" style:font-family-generic="roman" style:font-pitch="variable" fo:color="#aecf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'Times New Roman'" style:font-family-generic="roman" style:font-pitch="variable" fo:color="#aecf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'Times New Roman'" style:font-family-generic="roman" style:font-pitch="variable" fo:color="#aecf00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fo:font-family="'Times New Roman'" style:font-family-generic="roman" style:font-pitch="variable" fo:color="#aecf00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fo:font-family="'Times New Roman'" style:font-family-generic="roman" style:font-pitch="variable" fo:color="#aecf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bold" style:font-family-asian="'Lucida Sans Unicode'" style:font-pitch-asian="variable" style:font-size-asian="24pt" style:font-style-asian="normal" style:font-weight-asian="bold" style:font-family-complex="'Lucida Sans Unicode'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graphic-properties loext:opacity="100%"/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454cm"/>
          <style:tab-stop style:position="1.702cm"/>
          <style:tab-stop style:position="2.95cm"/>
          <style:tab-stop style:position="4.198cm"/>
          <style:tab-stop style:position="5.446cm"/>
          <style:tab-stop style:position="6.693cm"/>
          <style:tab-stop style:position="7.941cm"/>
          <style:tab-stop style:position="9.189cm"/>
          <style:tab-stop style:position="10.437cm"/>
          <style:tab-stop style:position="11.685cm"/>
          <style:tab-stop style:position="12.933cm"/>
          <style:tab-stop style:position="14.181cm"/>
          <style:tab-stop style:position="15.429cm"/>
          <style:tab-stop style:position="16.677cm"/>
          <style:tab-stop style:position="17.925cm"/>
          <style:tab-stop style:position="19.173cm"/>
          <style:tab-stop style:position="20.421cm"/>
          <style:tab-stop style:position="21.669cm"/>
          <style:tab-stop style:position="22.917cm"/>
          <style:tab-stop style:position="24.1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graphic-properties loext:opacity="100%"/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graphic-properties loext:opacity="100%"/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loext:opacity="100%"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00cc99" fo:font-size="100%"/>
          </text:list-level-style-bullet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3333cc" fo:font-size="50%"/>
          </text:list-level-style-bullet>
          <text:list-level-style-bullet text:level="3" text:bullet-char="-">
            <style:list-level-properties text:space-before="2.54cm"/>
            <style:text-properties fo:font-family="'Times New Roman'" style:font-family-generic="roman" style:font-pitch="variable" fo:color="#00cc9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cc" fo:font-size="100%"/>
          </text:list-level-style-bullet>
          <text:list-level-style-bullet text:level="5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bold" style:font-family-asian="'Lucida Sans Unicode'" style:font-pitch-asian="variable" style:font-size-asian="24pt" style:font-style-asian="normal" style:font-weight-asian="bold" style:font-family-complex="'Lucida Sans Unicode'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loext:opacity="100%"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Arial Narrow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28pt" fo:font-style="normal" fo:text-shadow="1pt 1pt" style:text-underline-style="none" fo:font-weight="bold" style:font-family-asian="'Lucida Sans Unicode'" style:font-pitch-asian="variable" style:font-size-asian="28pt" style:font-style-asian="normal" style:font-weight-asian="bold" style:font-family-complex="'Lucida Sans Unicode'" style:font-pitch-complex="variable" style:font-size-complex="2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18.796cm" fo:min-width="24.896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wrap" draw:shadow="hidden"/>
    </style:style>
    <style:style style:name="Mpr1" style:family="presentation" style:parent-style-name="Default-outline1">
      <style:graphic-properties draw:auto-grow-height="false" fo:min-height="12.573cm"/>
    </style:style>
    <style:style style:name="Mpr2" style:family="presentation" style:parent-style-name="Default-backgroundobjects">
      <style:graphic-properties svg:stroke-color="#ffffff" draw:fill-color="#ffffff" draw:textarea-horizontal-align="justify" draw:textarea-vertical-align="middle" draw:auto-grow-height="false" fo:min-height="0.635cm" fo:min-width="2.869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line-height="95%" fo:text-align="end" fo:text-indent="0cm" style:writing-mode="lr-tb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99" fo:font-size="16pt" fo:language="en" fo:country="GB" fo:font-weight="bold" style:font-size-asian="16pt" style:font-weight-asian="bold" style:font-size-complex="16pt" style:font-weight-complex="bold" loext:opacity="100%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">
        <style:list-level-properties text:min-label-width="0.93cm"/>
        <style:text-properties fo:font-family="Wingdings" style:font-pitch="variable" style:font-charset="x-symbol" fo:color="#aecf00" fo:font-size="100%"/>
      </text:list-level-style-bullet>
      <text:list-level-style-bullet text:level="2" text:bullet-char="">
        <style:list-level-properties text:space-before="1.27cm" text:min-label-width="0.771cm"/>
        <style:text-properties fo:font-family="Wingdings" style:font-pitch="variable" style:font-charset="x-symbol" fo:color="#000066" fo:font-size="50%"/>
      </text:list-level-style-bullet>
      <text:list-level-style-bullet text:level="3" text:bullet-char="-">
        <style:list-level-properties text:space-before="2.54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9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10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layout" svg:width="1.031cm" svg:height="0.773cm" svg:x="9.367cm" svg:y="17.192cm" presentation:class="graphic">
        <draw:image xlink:href="Pictures/100000010000032200000258D3A71BDA8685A8A3.png" xlink:type="simple" xlink:show="embed" xlink:actuate="onLoad">
          <text:p/>
        </draw:image>
      </draw:frame>
      <draw:custom-shape draw:name="CustomShape 1" draw:style-name="Mgr4" draw:text-style-name="MP4" draw:layer="backgroundobjects" svg:width="25.395cm" svg:height="19.045cm" svg:x="0cm" svg:y="0cm">
        <text:p/>
        <draw:enhanced-geometry draw:mirror-horizontal="false" draw:mirror-vertical="false" svg:viewBox="0 0 0 0" draw:text-areas="0 0 ?f0 ?f1" draw:type="ooxml-non-primitive" draw:enhanced-path="M 12083732 0 L 3320440 0 0 826719 0 4931460 702690 7581900 11045558 7581900 13487400 6973925 13487400 5294325 12083732 0 Z N">
          <draw:equation draw:name="f0" draw:formula="logwidth"/>
          <draw:equation draw:name="f1" draw:formula="logheight"/>
        </draw:enhanced-geometry>
      </draw:custom-shape>
      <draw:frame presentation:style-name="Default-title" draw:layer="backgroundobjects" svg:width="22.097cm" svg:height="3.049cm" svg:x="2.402cm" svg:y="1.23cm" presentation:class="title" presentation:placeholder="true">
        <draw:text-box/>
      </draw:frame>
      <draw:custom-shape draw:style-name="Mgr5" draw:text-style-name="MP6" draw:layer="backgroundobjects" svg:width="12.943cm" svg:height="0.903cm" svg:x="9.349cm" svg:y="0.34cm">
        <text:p text:style-name="MP5"><text:span text:style-name="MT2">Vakinleiding Project</text:span></text:p>
        <draw:enhanced-geometry svg:viewBox="0 0 21600 21600" draw:type="mso-spt202" draw:enhanced-path="M 0 0 L 21600 0 21600 21600 0 21600 0 0 Z N"/>
      </draw:custom-shape>
      <draw:g>
        <draw:custom-shape draw:style-name="Mgr6" draw:text-style-name="MP6" draw:layer="backgroundobjects" svg:width="1.954cm" svg:height="1.229cm" svg:x="14.09cm" svg:y="17.921cm">
          <text:p/>
          <draw:enhanced-geometry svg:viewBox="0 0 21600 21600" draw:path-stretchpoint-x="10800" draw:path-stretchpoint-y="10800" draw:text-areas="?f3 ?f4 ?f5 ?f6" draw:type="round-rectangle" draw:modifiers="1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6" draw:layer="backgroundobjects" svg:width="1.954cm" svg:height="1.277cm" svg:x="14.09cm" svg:y="17.921cm">
          <text:p text:style-name="MP6"><text:page-number>&lt;number&gt;</text:page-number></text:p>
          <draw:enhanced-geometry svg:viewBox="0 0 21600 21600" draw:type="mso-spt202" draw:enhanced-path="M 0 0 L 21600 0 21600 21600 0 21600 0 0 Z N"/>
        </draw:custom-shape>
      </draw:g>
      <draw:frame presentation:style-name="Mpr1" draw:text-style-name="MP6" draw:layer="backgroundobjects" svg:width="22.859cm" svg:height="12.572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>
        <draw:custom-shape presentation:style-name="Mpr2" draw:layer="backgroundobjects" svg:width="2.869cm" svg:height="0.635cm" svg:x="1.854cm" svg:y="17.866cm">
          <text:p/>
          <draw:enhanced-geometry svg:viewBox="0 0 21600 21600" draw:type="rectangle" draw:enhanced-path="M 0 0 L 21600 0 21600 21600 0 21600 0 0 Z N"/>
        </draw:custom-shape>
        <draw:frame draw:style-name="Mgr7" draw:layer="backgroundobjects" svg:width="2.511cm" svg:height="0.535cm" svg:x="1.935cm" svg:y="17.923cm">
          <draw:image xlink:href="Pictures/10000001000004F90000012321EA7136A94DEF10.png" xlink:type="simple" xlink:show="embed" xlink:actuate="onLoad">
            <text:p/>
          </draw:image>
        </draw:frame>
      </draw:g>
      <presentation:notes style:page-layout-name="PM0">
        <draw:rect draw:style-name="Mgr8" draw:text-style-name="MP7" draw:layer="backgroundobjects" svg:width="19.05cm" svg:height="25.4cm" svg:x="0cm" svg:y="0cm">
          <text:p/>
        </draw:rect>
        <draw:custom-shape draw:style-name="Mgr9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custom-shape draw:style-name="Mgr10" draw:text-style-name="MP6" draw:layer="backgroundobjects" svg:width="8.255cm" svg:height="1.226cm" svg:x="10.795cm" svg:y="24.174cm">
          <text:p text:style-name="MP5"><text:page-number>&lt;number&gt;</text:page-number></text:p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9cm" svg:height="9.524cm" svg:x="3.175cm" svg:y="1.93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4-09-19T17:27:21</dc:date>
    <meta:editing-cycles>176</meta:editing-cycles>
    <meta:editing-duration>P1DT8H34M5S</meta:editing-duration>
    <meta:generator>OpenOffice/4.1.15$Unix OpenOffice.org_project/4115m2$Build-9813</meta:generator>
    <dc:creator>a w</dc:creator>
    <meta:document-statistic meta:object-count="89"/>
    <meta:user-defined meta:name="Author">Jan Celis</meta:user-defined>
    <meta:user-defined meta:name="Info 2"/>
    <meta:user-defined meta:name="Info 3"/>
    <meta:user-defined meta:name="Info 4"/>
  </office:meta>
</office:document-meta>
</file>